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L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---------S----SSSS------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-------SSS--------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6:16:30.22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4T16:17:10.459000000</dc:date>
    <meta:editing-duration>P3DT21H18M52S</meta:editing-duration>
    <meta:editing-cycles>306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38" meta:object-count="0"/>
  </office:meta>
</office:document-meta>
</file>